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>
      <style:paragraph-properties fo:text-align="start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text-properties officeooo:rsid="0012f145" officeooo:paragraph-rsid="0012f145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2f145" officeooo:paragraph-rsid="0012f145"/>
    </style:style>
    <style:style style:name="P5" style:family="paragraph" style:parent-style-name="Standard">
      <style:text-properties officeooo:rsid="0012f145" officeooo:paragraph-rsid="0016c7c7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2f145" officeooo:paragraph-rsid="0016c7c7"/>
    </style:style>
    <style:style style:name="P7" style:family="paragraph" style:parent-style-name="Standard">
      <style:text-properties officeooo:paragraph-rsid="0015bd01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paragraph-rsid="0015bd01"/>
    </style:style>
    <style:style style:name="P9" style:family="paragraph" style:parent-style-name="Standard">
      <style:paragraph-properties fo:margin-left="0.4925in" fo:margin-right="0in" fo:text-indent="0in" style:auto-text-indent="false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4"/>
    <style:style style:name="P13" style:family="paragraph" style:parent-style-name="Standard">
      <style:text-properties officeooo:rsid="0016c7c7" officeooo:paragraph-rsid="0016c7c7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6c7c7" officeooo:paragraph-rsid="0016c7c7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weight="bold" officeooo:rsid="0016c7c7" officeooo:paragraph-rsid="0016c7c7" style:font-weight-asian="bold" style:font-weight-complex="bold"/>
    </style:style>
    <style:style style:name="P16" style:family="paragraph" style:parent-style-name="Standard">
      <style:text-properties officeooo:rsid="0017eb58" officeooo:paragraph-rsid="0017eb58"/>
    </style:style>
    <style:style style:name="P17" style:family="paragraph" style:parent-style-name="Standard">
      <style:text-properties officeooo:rsid="0018d1b4" officeooo:paragraph-rsid="0018d1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145" style:font-weight-asian="bold" style:font-weight-complex="bold"/>
    </style:style>
    <style:style style:name="T3" style:family="text">
      <style:text-properties officeooo:rsid="0015bd0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bd01" style:font-weight-asian="normal" style:font-weight-complex="normal"/>
    </style:style>
    <style:style style:name="T6" style:family="text">
      <style:text-properties fo:font-weight="normal" officeooo:rsid="0017eb58" style:font-weight-asian="normal" style:font-weight-complex="normal"/>
    </style:style>
    <style:style style:name="T7" style:family="text">
      <style:text-properties fo:font-weight="normal" officeooo:rsid="0018d1b4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0756in" fo:text-indent="-0.25in" fo:margin-left="1.075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256in" fo:text-indent="-0.25in" fo:margin-left="1.325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756in" fo:text-indent="-0.25in" fo:margin-left="1.575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8256in" fo:text-indent="-0.25in" fo:margin-left="1.825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0756in" fo:text-indent="-0.25in" fo:margin-left="2.075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3256in" fo:text-indent="-0.25in" fo:margin-left="2.325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756in" fo:text-indent="-0.25in" fo:margin-left="2.575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8256in" fo:text-indent="-0.25in" fo:margin-left="2.825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0756in" fo:text-indent="-0.25in" fo:margin-left="3.075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3256in" fo:text-indent="-0.25in" fo:margin-left="3.325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</text:p>
      <text:p text:style-name="P8"><text:span text:style-name="T1">Statically Type</text:span></text:p>
      <text:list xml:id="list4290150783" text:style-name="L1">
        <text:list-item>
          <text:p text:style-name="P10">This means,it check the types of inputs at the compile time</text:p>
        </text:list-item>
      </text:list>
      <text:p text:style-name="Standard"><text:s text:c="2"/></text:p>
      <text:p text:style-name="P2"><text:s/><text:span text:style-name="T1">Dynamically Type</text:span></text:p>
      <text:list xml:id="list1868865572" text:style-name="L2">
        <text:list-item>
          <text:p text:style-name="P11">This means,it check the types of the inputs at the running time</text:p>
        </text:list-item>
      </text:list>
      <text:p text:style-name="Standard"><text:s text:c="2"/></text:p>
      <text:p text:style-name="P2"><text:s/><text:span text:style-name="T1">Strongly type</text:span></text:p>
      <text:list xml:id="list3216466587" text:style-name="L3">
        <text:list-item>
          <text:p text:style-name="P1">This means, it strongly consider about the types of inputs. According to that, it store the numbers <text:s text:c="5"/>where,that suitable location for numbers and we can't store other type of input in there.</text:p>
        </text:list-item>
      </text:list>
      <text:p text:style-name="Standard"><text:s text:c="2"/></text:p>
      <text:p text:style-name="P2"><text:s text:c="2"/><text:span text:style-name="T1">Loos</text:span><text:span text:style-name="T2">e</text:span><text:span text:style-name="T1">ly Type</text:span></text:p>
      <text:list xml:id="list1105436101" text:style-name="L4">
        <text:list-item>
          <text:p text:style-name="P12">It do not strongly consider about the types before store their data.</text:p>
        </text:list-item>
      </text:list>
      <text:p text:style-name="Standard"><text:s text:c="2"/></text:p>
      <text:p text:style-name="Standard"><text:s text:c="2"/>Java is a statically type,dynamically type,strongly type language.</text:p>
      <text:p text:style-name="Standard"/>
      <text:p text:style-name="P5">2.</text:p>
      <text:p text:style-name="P6"><text:span text:style-name="T1">Case sensitive</text:span></text:p>
      <text:p text:style-name="P4"><text:span text:style-name="T5">Case sensitive languages have ability to distinguish between upper and lower letters in the character set. That means, the letter ‘a’ considered different than the letter ‘A’.</text:span></text:p>
      <text:p text:style-name="P3"><text:span text:style-name="T5"/></text:p>
      <text:p text:style-name="P14"><text:span text:style-name="T5">e</text:span><text:span text:style-name="T4">x - </text:span></text:p>
      <text:p text:style-name="P14"><text:span text:style-name="T4">String name=”Samith Dulanga”</text:span></text:p>
      <text:p text:style-name="P14"><text:span text:style-name="T5">S</text:span><text:span text:style-name="T4">ystem.out.println(Name); // Show an Error</text:span></text:p>
      <text:p text:style-name="P13"><text:span text:style-name="T4"/></text:p>
      <text:p text:style-name="P13"><text:span text:style-name="T4"/></text:p>
      <text:p text:style-name="P15"><text:span text:style-name="T3">C</text:span>ase insensitive</text:p>
      <text:p text:style-name="P14"><text:span text:style-name="T4">The language with case insensitive ability, neglect the lower and upper case of the characters.</text:span></text:p>
      <text:p text:style-name="P13"><text:span text:style-name="T4"/></text:p>
      <text:p text:style-name="P13"><text:span text:style-name="T4">Java is a case sensitive language. Because it has different values for there characters. For an instance, </text:span><text:span text:style-name="T6">ASCII value of ‘A’ is 65 and ASCII value of ‘a’ is 97.</text:span></text:p>
      <text:p text:style-name="P13"><text:span text:style-name="T6"/></text:p>
      <text:p text:style-name="P16"><text:span text:style-name="T4">3. </text:span><text:span text:style-name="T7">In this concept it convert in to the same type using different identifiers.</text:span></text:p>
      <text:p text:style-name="P17"><text:span text:style-name="T4">Ex – int x=30;</text:span></text:p>
      <text:p text:style-name="P17"><text:span text:style-name="T4"><text:s text:c="9"/>int y=x;</text:span></text:p>
      <text:p text:style-name="P17"><text:span text:style-name="T4">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19:47.417222849</meta:creation-date>
    <meta:generator>LibreOffice/7.3.7.2$Linux_X86_64 LibreOffice_project/30$Build-2</meta:generator>
    <dc:date>2023-08-01T09:51:44.141415978</dc:date>
    <meta:editing-duration>PT8M46S</meta:editing-duration>
    <meta:editing-cycles>1</meta:editing-cycles>
    <meta:document-statistic meta:table-count="0" meta:image-count="0" meta:object-count="0" meta:page-count="1" meta:paragraph-count="27" meta:word-count="195" meta:character-count="1174" meta:non-whitespace-character-count="976"/>
  </office:meta>
</office:document-meta>
</file>